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 fo:language="en" fo:country="GB" style:font-name-complex="Arial"/>
    </style:style>
    <style:style style:name="P2" style:family="paragraph" style:parent-style-name="Standard">
      <style:text-properties style:font-name="Share-Regular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style:font-name="Share-Regular"/>
    </style:style>
    <style:style style:name="P5" style:family="paragraph" style:parent-style-name="Standard">
      <style:text-properties style:font-name="Share-Regular" fo:language="en" fo:country="GB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7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8" style:family="paragraph" style:parent-style-name="Standard">
      <style:paragraph-properties fo:margin-left="6.35cm" fo:margin-right="0cm" fo:text-indent="0cm" style:auto-text-indent="false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4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5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6" style:family="paragraph" style:parent-style-name="Heading_20_1">
      <style:text-properties fo:color="#000000" style:font-name="Share-Bold" fo:language="en" fo:country="GB"/>
    </style:style>
    <style:style style:name="P17" style:family="paragraph">
      <style:paragraph-properties style:writing-mode="lr-tb"/>
    </style:style>
    <style:style style:name="P18" style:family="paragraph">
      <style:paragraph-properties fo:text-align="end" style:writing-mode="lr-tb"/>
    </style:style>
    <style:style style:name="P19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fo:language="en" fo:country="GB" style:font-name-complex="Arial"/>
    </style:style>
    <style:style style:name="T3" style:family="text">
      <style:text-properties style:font-name="Share-Regular" fo:language="en" fo:country="GB" style:font-name-complex="Arial"/>
    </style:style>
    <style:style style:name="T4" style:family="text">
      <style:text-properties style:font-name="Share-Regular"/>
    </style:style>
    <style:style style:name="T5" style:family="text">
      <style:text-properties style:font-name="Share-Regular" fo:language="en" fo:country="GB" style:font-name-complex="Arial"/>
    </style:style>
    <style:style style:name="T6" style:family="text">
      <style:text-properties fo:language="en" fo:country="GB" style:font-name-complex="Arial"/>
    </style:style>
    <style:style style:name="T7" style:family="text">
      <style:text-properties fo:color="#0000ff"/>
    </style:style>
    <style:style style:name="T8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9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12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4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5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6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7" style:family="text">
      <style:text-properties fo:color="#000000"/>
    </style:style>
    <style:style style:name="T18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9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20" style:family="text">
      <style:text-properties fo:font-weight="bold" style:font-weight-asian="bold"/>
    </style:style>
    <style:style style:name="T21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22" style:family="text">
      <style:text-properties fo:color="#800000" style:font-name="Share-Bold" fo:font-size="10pt" fo:language="en" fo:country="GB" fo:font-weight="bold" style:font-name-asian="SimSu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T23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9">
        <draw:text-box fo:min-height="0.499cm">
          <text:p text:style-name="P1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1"/>
          <text:p text:style-name="P2">Also<text:span text:style-name="T2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3"> </text:span></text:p>
          <text:p text:style-name="P3">by Tim Eilers, Karsten Dambekalns</text:p>
        </draw:text-box>
      </draw:frame>
      <text:h text:style-name="P16" text:outline-level="1"><draw:frame draw:style-name="fr2" draw:name="graphics1" text:anchor-type="char" svg:x="22.225cm" svg:y="0cm" svg:width="2.893cm" svg:height="1.058cm" draw:z-index="11"><draw:image xlink:href="Pictures/100000000000006D00000028C3C06178.png" xlink:type="simple" xlink:show="embed" xlink:actuate="onLoad"/></draw:frame>FLOW3 Coding Guidelines on one page</text:h>
      <text:p text:style-name="P7"><draw:g text:anchor-type="char" draw:z-index="0" draw:style-name="gr1"><draw:custom-shape draw:style-name="gr2" draw:text-style-name="P17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0.953cm" svg:x="-0.635cm" svg:y="0.201cm"><draw:text-box><text:p text:style-name="P18"><text:span text:style-name="T21">First line: UTF-8 declaration</text:span></text:p></draw:text-box></draw:frame></draw:g></text:p>
      <text:p text:style-name="P9">&lt;?php</text:p>
      <text:p text:style-name="P8"><text:span text:style-name="T8">declare</text:span><text:span text:style-name="T9">(ENCODING = </text:span><text:span text:style-name="T10">'utf-8'</text:span><text:span text:style-name="T9">);</text:span></text:p>
      <text:p text:style-name="P8"><draw:g text:anchor-type="char" draw:z-index="5" draw:style-name="gr1"><draw:custom-shape draw:style-name="gr2" draw:text-style-name="P17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763cm" svg:height="2.541cm" svg:x="-0.953cm" svg:y="0.346cm"><draw:text-box><text:p text:style-name="P17"><text:span text:style-name="T21">Second line: Namespace should start with F3 followed by package key (name) and subparts as needed</text:span></text:p><text:p text:style-name="P17"><text:span text:style-name="T23"/></text:p></draw:text-box></draw:frame></draw:g><text:span text:style-name="T8">namespace</text:span><text:span text:style-name="T9"> F3::TestPackage;</text:span></text:p>
      <text:p text:style-name="P10"/>
      <text:p text:style-name="P11">/* <text:s text:c="71"/>*</text:p>
      <text:p text:style-name="P11"><text:s/>* This script is part of the TYPO3 project - inspiring people to share! <text:s/>*</text:p>
      <text:p text:style-name="P11"><draw:g text:anchor-type="char" draw:z-index="1" draw:style-name="gr1"><draw:custom-shape draw:style-name="gr2" draw:text-style-name="P17" svg:width="5.61cm" svg:height="2.858cm" svg:x="20.32cm" svg:y="0.042cm"><text:p/><draw:enhanced-geometry svg:viewBox="0 0 21600 21600" draw:type="mso-spt41" draw:modifiers="-8436 1427 -815 2400 -72224 -8200 -71321 -7013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61cm" svg:height="2.858cm" svg:x="20.32cm" svg:y="0.042cm"><draw:text-box><text:p text:style-name="P17"><text:span text:style-name="T21">Copyright statement, must </text:span><text:span text:style-name="T22">not</text:span><text:span text:style-name="T21"> start with “/**”.</text:span></text:p><text:p text:style-name="P17"><text:span text:style-name="T21">Other multiline comments must use “//”, this is the only simple block comment allowed.</text:span></text:p><text:p text:style-name="P17"><text:span text:style-name="T23"/></text:p></draw:text-box></draw:frame></draw:g> * <text:s text:c="71"/>*</text:p>
      <text:p text:style-name="P11"><text:s/>* TYPO3 is free software; you can redistribute it and/or modify it under *</text:p>
      <text:p text:style-name="P11"><text:s/>* the terms of the GNU General Public License version 2 as published by <text:s/>*</text:p>
      <text:p text:style-name="P11"><text:s/>* the Free Software Foundation. <text:s text:c="41"/>*</text:p>
      <text:p text:style-name="P11"><text:s/>* <text:s text:c="71"/>*</text:p>
      <text:p text:style-name="P11"><text:s/>* This script is distributed in the hope that it will be useful, but <text:s text:c="4"/>*</text:p>
      <text:p text:style-name="P11"><text:s/>* WITHOUT ANY WARRANTY; without even the implied warranty of MERCHAN- <text:s text:c="3"/>*</text:p>
      <text:p text:style-name="P11"><text:s/>* TABILITY or FITNESS FOR A PARTICULAR PURPOSE. See the GNU General <text:s text:c="5"/>*</text:p>
      <text:p text:style-name="P11"><draw:g text:anchor-type="char" draw:z-index="16" draw:style-name="gr1"><draw:custom-shape draw:style-name="gr2" draw:text-style-name="P17" svg:width="5.081cm" svg:height="1.271cm" svg:x="-0.318cm" svg:y="0.252cm"><text:p/><draw:enhanced-geometry svg:viewBox="0 0 21600 21600" draw:type="mso-spt41" draw:modifiers="28148 25620 22500 5400 13403 -6390 14400 -372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81cm" svg:height="1.271cm" svg:x="-0.318cm" svg:y="0.252cm"><draw:text-box><text:p text:style-name="P17"><text:span text:style-name="T21">File docblock followed by class docblock. Both are required!</text:span></text:p></draw:text-box></draw:frame></draw:g> * Public License for more details. <text:s text:c="38"/>*</text:p>
      <text:p text:style-name="P11"><draw:g text:anchor-type="char" draw:z-index="2" draw:style-name="gr1"><draw:custom-shape draw:style-name="gr2" draw:text-style-name="P17" svg:width="5.081cm" svg:height="1.906cm" svg:x="20.003cm" svg:y="3.366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81cm" svg:height="1.906cm" svg:x="20.003cm" svg:y="3.366cm"><draw:text-box><text:p text:style-name="P17"><text:span text:style-name="T21">Description of the class. Make it as long as needed, feel free to explain how to use it.</text:span></text:p><text:p text:style-name="P17"><text:span text:style-name="T23"/></text:p></draw:text-box></draw:frame></draw:g> * <text:s text:c="71"/>*/</text:p>
      <text:p text:style-name="P11"/>
      <text:p text:style-name="P11">/**</text:p>
      <text:p text:style-name="P11"><text:s/>* @package TestPackage</text:p>
      <text:p text:style-name="P11"><text:s/>* @version $Id$</text:p>
      <text:p text:style-name="P13"><draw:g text:anchor-type="char" draw:z-index="12" draw:style-name="gr1"><draw:custom-shape draw:style-name="gr2" draw:text-style-name="P17" svg:width="5.398cm" svg:height="0.953cm" svg:x="-0.18cm" svg:y="0.125cm"><text:p/><draw:enhanced-geometry svg:viewBox="0 0 21600 21600" draw:type="mso-spt41" draw:modifiers="33035 67240 22447 7200 9649 -61320 10588 -577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398cm" svg:height="0.953cm" svg:x="-0.18cm" svg:y="0.125cm"><draw:text-box><text:p text:style-name="P18"><text:span text:style-name="T21">One space, no special indent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11"><draw:g text:anchor-type="char" draw:z-index="3" draw:style-name="gr1"><draw:custom-shape draw:style-name="gr2" draw:text-style-name="P17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384cm" svg:height="1.138cm" svg:x="-0.891cm" svg:y="0.148cm"><draw:text-box><text:p text:style-name="P18"><text:span text:style-name="T21">Use package tag, add @subpackage as needed.</text:span></text:p><text:p text:style-name="P17"><text:span text:style-name="T23"/></text:p></draw:text-box></draw:frame></draw:g></text:p>
      <text:p text:style-name="P11">/**</text:p>
      <text:p text:style-name="P11"><text:s/>* Fixture class for various unit tests (mainly the package- and component</text:p>
      <text:p text:style-name="P12"><text:s/>* manager)</text:p>
      <text:p text:style-name="P11"><draw:g text:anchor-type="char" draw:z-index="4" draw:style-name="gr1"><draw:custom-shape draw:style-name="gr2" draw:text-style-name="P17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022cm" svg:height="1.904cm" svg:x="-0.318cm" svg:y="-0.011cm"><draw:text-box><text:p text:style-name="P17"><text:span text:style-name="T21">Version tag is a must.</text:span></text:p><text:p text:style-name="P17"><text:span text:style-name="T21">Just add it like this, the rest will be done by SVN</text:span></text:p><text:p text:style-name="P17"><text:span text:style-name="T23"/></text:p></draw:text-box></draw:frame></draw:g> *</text:p>
      <text:p text:style-name="P11"><text:s/>* Must not implement the *BasicClassInterface! (See comment there)</text:p>
      <text:p text:style-name="P11"><text:s/>*</text:p>
      <text:p text:style-name="P11"><text:s/>* @package TestPackage</text:p>
      <text:p text:style-name="P11"><text:s/>* @version $Id$</text:p>
      <text:p text:style-name="P13"><draw:g text:anchor-type="char" draw:z-index="20" draw:style-name="gr1"><draw:custom-shape draw:style-name="gr2" draw:text-style-name="P17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446cm" svg:height="0.851cm" svg:x="0.309cm" svg:y="0.072cm"><draw:text-box><text:p text:style-name="P18"><text:span text:style-name="T23">License tag is a must.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8"><text:span text:style-name="T8">class</text:span><text:span text:style-name="T9"> UniverseAnalyzer </text:span><text:span text:style-name="T8">extends</text:span><text:span text:style-name="T9"> F3::TestPackage::BaseClass </text:span><text:span text:style-name="T8">implements</text:span><text:span text:style-name="T9"> F3::TestPackage::SomeInterface {</text:span></text:p>
      <text:p text:style-name="P10"><draw:g text:anchor-type="char" draw:z-index="15" draw:style-name="gr1"><draw:custom-shape draw:style-name="gr2" draw:text-style-name="P17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866cm" svg:height="1.498cm" svg:x="21.362cm" svg:y="0.249cm"><draw:text-box><text:p text:style-name="P17"><text:span text:style-name="T21">Use full class name, when you extend or implement; for type hints and documentation.</text:span></text:p></draw:text-box></draw:frame></draw:g><draw:g text:anchor-type="char" draw:z-index="8" draw:style-name="gr1"><draw:custom-shape draw:style-name="gr2" draw:text-style-name="P17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3.857cm" svg:height="1.684cm" svg:x="0cm" svg:y="0.288cm"><draw:text-box><text:p text:style-name="P17"><text:span text:style-name="T21">No empty line between DocComment and class, member var or method.</text:span></text:p><text:p text:style-name="P17"><text:span text:style-name="T23"/></text:p></draw:text-box></draw:frame></draw:g></text:p>
      <text:p text:style-name="P8"><text:span text:style-name="T9"><text:tab/></text:span><text:span text:style-name="T13">/**</text:span></text:p>
      <text:p text:style-name="P14"><text:tab/> * Some injected dependency</text:p>
      <text:p text:style-name="P8"><draw:g text:anchor-type="char" draw:z-index="6" draw:style-name="gr1"><draw:custom-shape draw:style-name="gr2" draw:text-style-name="P17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716cm" svg:height="1.906cm" svg:x="15.062cm" svg:y="-0.131cm"><draw:text-box><text:p text:style-name="P17"><text:span text:style-name="T21">UpperCamelCase class name. Class names should be nouns.</text:span></text:p><text:p text:style-name="P17"><text:span text:style-name="T21">In other packages, refer to using F3::TestPackage::MyClass.</text:span></text:p><text:p text:style-name="P17"><text:span text:style-name="T23"/></text:p></draw:text-box></draw:frame></draw:g><text:span text:style-name="T13"><text:tab/> * </text:span><text:span text:style-name="T14">@var</text:span><text:span text:style-name="T13"> ArrayObject</text:span></text:p>
      <text:p text:style-name="P14"><text:tab/> */</text:p>
      <text:p text:style-name="P8"><draw:g text:anchor-type="char" draw:z-index="10" draw:style-name="gr1"><draw:custom-shape draw:style-name="gr4" draw:text-style-name="P17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176cm" svg:height="0.793cm" svg:x="-0.318cm" svg:y="0.277cm"><draw:text-box><text:p text:style-name="P18"><text:span text:style-name="T21">Indent with tabs.</text:span></text:p></draw:text-box></draw:frame></draw:g><text:span text:style-name="T9"><text:tab/></text:span><text:span text:style-name="T8">protected</text:span><text:span text:style-name="T9"> $someDependency = NULL;</text:span></text:p>
      <text:p text:style-name="P10"/>
      <text:p text:style-name="P8"><text:span text:style-name="T9"><text:tab/></text:span><text:span text:style-name="T13">/**</text:span></text:p>
      <text:p text:style-name="P14"><text:tab/> * Shows if you are a addicted to FLOW3</text:p>
      <text:p text:style-name="P8"><draw:g text:anchor-type="char" draw:z-index="9" draw:style-name="gr1"><draw:custom-shape draw:style-name="gr2" draw:text-style-name="P17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3.744cm" svg:height="1.572cm" svg:x="0.318cm" svg:y="0.169cm"><draw:text-box><text:p text:style-name="P17"><text:span text:style-name="T21">Use var tag. Optional description goes in the line before.</text:span></text:p></draw:text-box></draw:frame></draw:g><text:span text:style-name="T13"><text:tab/> * </text:span><text:span text:style-name="T14">@var</text:span><text:span text:style-name="T13"> boolean</text:span></text:p>
      <text:p text:style-name="P14"><text:tab/> */</text:p>
      <text:p text:style-name="P8"><text:span text:style-name="T9"><text:tab/></text:span><text:span text:style-name="T8">protected</text:span><text:span text:style-name="T9"> $addictedToFLOW3 = TRUE;</text:span></text:p>
      <text:p text:style-name="P10"><draw:g text:anchor-type="char" draw:z-index="21" draw:style-name="gr1"><draw:custom-shape draw:style-name="gr2" draw:text-style-name="P17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81cm" svg:height="1.31cm" svg:x="18.644cm" svg:y="0.309cm"><draw:text-box><text:p text:style-name="P17"><text:span text:style-name="T21">Description of the method. Make it as long as needed</text:span><text:span text:style-name="T23">.</text:span></text:p></draw:text-box></draw:frame></draw:g></text:p>
      <text:p text:style-name="P8"><text:span text:style-name="T9"><text:tab/></text:span><text:span text:style-name="T13">/**</text:span></text:p>
      <text:p text:style-name="P14"><text:tab/> * A great method which shows how to indent control structures.</text:p>
      <text:p text:style-name="P14"><draw:g text:anchor-type="char" draw:z-index="13" draw:style-name="gr1"><draw:custom-shape draw:style-name="gr2" draw:text-style-name="P17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3.811cm" svg:height="1.22cm" svg:x="0.737cm" svg:y="0.071cm"><draw:text-box><text:p text:style-name="P17"><text:span text:style-name="T21">Param tag: type, name, description.</text:span></text:p></draw:text-box></draw:frame></draw:g><text:tab/> *</text:p>
      <text:p text:style-name="P8"><text:span text:style-name="T13"><text:tab/> * </text:span><text:span text:style-name="T14">@param</text:span><text:span text:style-name="T13"> array $someArray Some array</text:span></text:p>
      <text:p text:style-name="P8"><draw:g text:anchor-type="char" draw:z-index="26" draw:style-name="gr1"><draw:custom-shape draw:style-name="gr4" draw:text-style-name="P17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65cm" svg:height="1.183cm" svg:x="14.212cm" svg:y="0.115cm"><draw:text-box><text:p text:style-name="P19"><text:span text:style-name="T21">Method names should be verbs.</text:span></text:p></draw:text-box></draw:frame></draw:g><text:span text:style-name="T13"><text:tab/> * </text:span><text:span text:style-name="T14">@param</text:span><text:span text:style-name="T13"> F3::Package::MyClass $object An object of MyClass</text:span></text:p>
      <text:p text:style-name="P8"><text:span text:style-name="T13"><text:tab/> * </text:span><text:span text:style-name="T14">@return</text:span><text:span text:style-name="T13"> void</text:span></text:p>
      <text:p text:style-name="P8"><draw:g text:anchor-type="char" draw:z-index="7" draw:style-name="gr1"><draw:custom-shape draw:style-name="gr2" draw:text-style-name="P17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657cm" svg:height="1.498cm" svg:x="21.107cm" svg:y="0.113cm"><draw:text-box><text:p text:style-name="P17"><text:span text:style-name="T21">Opening brace on same line with opening token. One space before.</text:span></text:p><text:p text:style-name="P17"><text:span text:style-name="T23"/></text:p></draw:text-box></draw:frame></draw:g><text:span text:style-name="T13"><text:tab/></text:span><text:span text:style-name="T15"> * </text:span><text:span text:style-name="T16">@author</text:span><text:span text:style-name="T15"> Robert Lemke &lt;robert@typo3.org&gt;</text:span></text:p>
      <text:p text:style-name="P8"><draw:g text:anchor-type="char" draw:z-index="14" draw:style-name="gr1"><draw:custom-shape draw:style-name="gr2" draw:text-style-name="P17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975cm" svg:height="2.541cm" svg:x="0.406cm" svg:y="0.332cm"><draw:text-box><text:p text:style-name="P17"><text:span text:style-name="T21">Multiline conditions:</text:span></text:p><text:p text:style-name="P17"><text:span text:style-name="T21">Indent them and add a extra indent to following code.</text:span></text:p><text:p text:style-name="P17"><text:span text:style-name="T21">Put the boolean operators at beginning of line.</text:span></text:p></draw:text-box></draw:frame></draw:g><text:span text:style-name="T15"><text:tab/> </text:span><text:span text:style-name="T13">*/</text:span></text:p>
      <text:p text:style-name="P8"><text:span text:style-name="T8"><text:tab/>public function</text:span><text:span text:style-name="T9"> analyzeUniverse(</text:span><text:span text:style-name="T8">array</text:span><text:span text:style-name="T9"> $myParameter, F3::Package::MyClass $object) {</text:span></text:p>
      <text:p text:style-name="P8"><draw:g text:anchor-type="char" draw:z-index="23" draw:style-name="gr1"><draw:custom-shape draw:style-name="gr4" draw:text-style-name="P17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022cm" svg:height="1.068cm" svg:x="16.78cm" svg:y="0.352cm"><draw:text-box><text:p text:style-name="P17"><text:span text:style-name="T21">Use type hinting.</text:span></text:p><text:p text:style-name="P17"><text:span text:style-name="T23"/></text:p></draw:text-box></draw:frame></draw:g><text:span text:style-name="T8"><text:tab/><text:tab/>if </text:span><text:span text:style-name="T18">(</text:span><text:span text:style-name="T8">isset</text:span><text:span text:style-name="T18">(</text:span><text:span text:style-name="T8">$myParameter[</text:span><text:span text:style-name="T10">'question'</text:span><text:span text:style-name="T8">]</text:span><text:span text:style-name="T18">)</text:span></text:p>
      <text:p text:style-name="P8"><text:span text:style-name="T18"><text:tab/><text:tab/><text:tab/></text:span><text:span text:style-name="T8">&amp;&amp; $this</text:span><text:span text:style-name="T18">-&gt;answerToEverything === </text:span><text:span text:style-name="T19">42</text:span></text:p>
      <text:p text:style-name="P8"><text:span text:style-name="T8"><text:tab/><text:tab/><text:tab/>|| count($myParameter</text:span><text:span text:style-name="T18">) &gt;</text:span><text:span text:style-name="T8"> </text:span><text:span text:style-name="T19">3</text:span><text:span text:style-name="T8">) </text:span><text:span text:style-name="T18">{</text:span></text:p>
      <text:p text:style-name="P8"><text:span text:style-name="T8"><text:tab/><text:tab/><text:tab/><text:tab/>$this</text:span><text:span text:style-name="T18">-&gt;fanOfFLOW3</text:span><text:span text:style-name="T8"> </text:span><text:span text:style-name="T18">=</text:span><text:span text:style-name="T8"> </text:span><text:span text:style-name="T9">TRUE</text:span><text:span text:style-name="T18">;</text:span></text:p>
      <text:p text:style-name="P8"><text:span text:style-name="T8"><text:tab/><text:tab/></text:span><text:span text:style-name="T18">}</text:span><text:span text:style-name="T8"> else </text:span><text:span text:style-name="T18">{</text:span></text:p>
      <text:p text:style-name="P8"><text:span text:style-name="T8"><text:tab/><text:tab/><text:tab/>throw new </text:span><text:span text:style-name="T9">F3::TestPackage::Exception(</text:span><text:span text:style-name="T10">'We cannot tolerate that.'</text:span><text:span text:style-name="T9">, </text:span><text:span text:style-name="T19">1223391710</text:span><text:span text:style-name="T9">)</text:span><text:span text:style-name="T18">;</text:span></text:p>
      <text:p text:style-name="P15"><draw:g text:anchor-type="char" draw:z-index="17" draw:style-name="gr1"><draw:custom-shape draw:style-name="gr4" draw:text-style-name="P17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022cm" svg:height="1.975cm" svg:x="14.788cm" svg:y="0.018cm"><draw:text-box><text:p text:style-name="P17"><text:span text:style-name="T21">Clear message!</text:span></text:p><text:p text:style-name="P17"><text:span text:style-name="T23"/></text:p></draw:text-box></draw:frame></draw:g><text:span text:style-name="T7"><text:tab/></text:span><text:span text:style-name="T17">}</text:span></text:p>
      <text:p text:style-name="P15">}</text:p>
      <text:p text:style-name="P10"><draw:g text:anchor-type="char" draw:z-index="18" draw:style-name="gr1"><draw:custom-shape draw:style-name="gr4" draw:text-style-name="P17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128cm" svg:height="1.906cm" svg:x="19.572cm" svg:y="0.28cm"><draw:text-box><text:p text:style-name="P17"><text:span text:style-name="T21">UNIX timestamp at time of writing the throw clause.</text:span></text:p><text:p text:style-name="P17"><text:span text:style-name="T23"/></text:p></draw:text-box></draw:frame></draw:g></text:p>
      <text:p text:style-name="P8"><text:span text:style-name="T9"><text:tab/></text:span><text:span text:style-name="T13">/**</text:span></text:p>
      <text:p text:style-name="P14"><text:tab/> * This is a setter for the fanOfFLOW3 property.</text:p>
      <text:p text:style-name="P14"><text:tab/> *</text:p>
      <text:p text:style-name="P8"><text:span text:style-name="T13"><text:tab/> * </text:span><text:span text:style-name="T14">@param</text:span><text:span text:style-name="T13"> boolean $isFan Pass TRUE to mark a fan, FALSE for a Zend follower</text:span></text:p>
      <text:p text:style-name="P8"><draw:g text:anchor-type="char" draw:z-index="27" draw:style-name="gr1"><draw:custom-shape draw:style-name="gr2" draw:text-style-name="P17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806cm" svg:height="1.186cm" svg:x="-0.078cm" svg:y="0.065cm"><draw:text-box><text:p text:style-name="P17"><text:span text:style-name="T21">Return tag: type, even if it is „void”. Only __construct() has no return tag.</text:span></text:p></draw:text-box></draw:frame></draw:g><text:span text:style-name="T13"><text:tab/> * </text:span><text:span text:style-name="T14">@return</text:span><text:span text:style-name="T13"> void</text:span></text:p>
      <text:p text:style-name="P8"><text:span text:style-name="T13"><text:tab/> * </text:span><text:span text:style-name="T14">@author</text:span><text:span text:style-name="T13"> Robert Lemke &lt;robert@typo3.org&gt;</text:span></text:p>
      <text:p text:style-name="P14"><text:tab/> * <text:span text:style-name="T20">@author</text:span> Karsten Dambekalns &lt;karsten@typo3.org&gt;</text:p>
      <text:p text:style-name="P14"><text:tab/> */</text:p>
      <text:p text:style-name="P8"><draw:g text:anchor-type="char" draw:z-index="25" draw:style-name="gr1"><draw:custom-shape draw:style-name="gr4" draw:text-style-name="P17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52cm" svg:height="1.618cm" svg:x="14.4cm" svg:y="0.083cm"><draw:text-box><text:p text:style-name="P19"><text:span text:style-name="T21">Methods setting values should start with „set”.</text:span></text:p></draw:text-box></draw:frame></draw:g><text:span text:style-name="T8"><text:tab/>public function</text:span><text:span text:style-name="T9"> setFanState($isFan) {</text:span></text:p>
      <text:p text:style-name="P8"><text:span text:style-name="T8"><text:tab/><text:tab/></text:span><draw:g text:anchor-type="char" draw:z-index="22" draw:style-name="gr1"><draw:custom-shape draw:style-name="gr2" draw:text-style-name="P17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763cm" svg:height="1.89cm" svg:x="0.215cm" svg:y="0.296cm"><draw:text-box><text:p text:style-name="P17"><text:span text:style-name="T21">Use author tag only for methods or interfaces, not for classes. Add yourself when doing non-trivial changes.</text:span></text:p></draw:text-box></draw:frame></draw:g><text:span text:style-name="T8">$this</text:span><text:span text:style-name="T18">-&gt;fanOfFLOW3</text:span><text:span text:style-name="T8"> </text:span><text:span text:style-name="T18">=</text:span><text:span text:style-name="T8"> $isFan</text:span><text:span text:style-name="T18">;</text:span></text:p>
      <text:p text:style-name="P10"><text:tab/>}</text:p>
      <text:p text:style-name="P10"/>
      <text:p text:style-name="P8"><text:span text:style-name="T9"><text:tab/></text:span><text:span text:style-name="T13">/**</text:span></text:p>
      <text:p text:style-name="P14"><text:tab/> * As simple as it get's – a boolean getter.</text:p>
      <text:p text:style-name="P14"><text:tab/> *</text:p>
      <text:p text:style-name="P8"><text:span text:style-name="T13"><text:tab/> * </text:span><text:span text:style-name="T14">@return</text:span><text:span text:style-name="T13"> boolean Whether a fan was detected (TRUE) or not (FALSE)</text:span></text:p>
      <text:p text:style-name="P8"><text:span text:style-name="T13"><text:tab/> * </text:span><text:span text:style-name="T14">@author</text:span><text:span text:style-name="T13"> Karsten Dambekalns &lt;karsten@typo3.org&gt;</text:span></text:p>
      <text:p text:style-name="P14"><text:tab/> */</text:p>
      <text:p text:style-name="P8"><draw:g text:anchor-type="char" draw:z-index="28" draw:style-name="gr1"><draw:custom-shape draw:style-name="gr2" draw:text-style-name="P17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806cm" svg:height="1.186cm" svg:x="-0.026cm" svg:y="0.22cm"><draw:text-box><text:p text:style-name="P17"><text:span text:style-name="T21">static and abstract keywords before the visibility modifier</text:span></text:p></draw:text-box></draw:frame></draw:g><text:span text:style-name="T8"><text:tab/>static public function</text:span><text:span text:style-name="T9"> isFanOfFLOW3() {</text:span></text:p>
      <text:p text:style-name="P8"><text:span text:style-name="T8"><text:tab/><text:tab/>return $this</text:span><text:span text:style-name="T18">-&gt;fanOfFLOW3</text:span><text:span text:style-name="T18">;</text:span></text:p>
      <text:p text:style-name="P10"><draw:g text:anchor-type="char" draw:z-index="24" draw:style-name="gr1"><draw:custom-shape draw:style-name="gr4" draw:text-style-name="P17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7.155cm" svg:height="1.906cm" svg:x="12.698cm" svg:y="0.113cm"><draw:text-box><text:p text:style-name="P19"><text:span text:style-name="T21">Methods returning boolean values should start with „has” or „is”. Other getters should start with „get“.</text:span></text:p></draw:text-box></draw:frame></draw:g><text:tab/>}</text:p>
      <text:p text:style-name="P10"/>
      <text:p text:style-name="P10">}</text:p>
      <text:p text:style-name="P10"/>
      <text:p text:style-name="P9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07T18:20:49</meta:creation-date>
    <dc:date>2008-10-22T19:32:52</dc:date>
    <meta:editing-duration>PT01H16M32S</meta:editing-duration>
    <meta:editing-cycles>11</meta:editing-cycles>
    <meta:generator>OpenOffice.org/3.0$Unix OpenOffice.org_project/300m9$Build-9358</meta:generator>
    <meta:document-statistic meta:table-count="0" meta:image-count="1" meta:object-count="0" meta:page-count="1" meta:paragraph-count="86" meta:word-count="391" meta:character-count="3054"/>
    <meta:user-defined meta:name="Info 1"/>
    <meta:user-defined meta:name="Info 2"/>
    <meta:user-defined meta:name="Info 3"/>
    <meta:user-defined meta:name="Info 4"/>
  </office:meta>
</office:document-meta>
</file>